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Spacing" style:family="paragraph">
      <style:paragraph-properties fo:text-align="justify" fo:line-height="150%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NoSpacing" style:family="paragraph">
      <style:paragraph-properties fo:text-align="justify" fo:line-height="150%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1" style:parent-style-name="NoSpacing" style:family="paragraph">
      <style:text-properties style:font-name="Times New Roman" style:font-name-complex="Times New Roman"/>
    </style:style>
    <style:style style:name="P12" style:parent-style-name="NoSpacing" style:family="paragraph">
      <style:text-properties style:font-name="Times New Roman" style:font-name-complex="Times New Roman"/>
    </style:style>
    <style:style style:name="P13" style:parent-style-name="NoSpacing" style:family="paragraph">
      <style:text-properties style:font-name="Times New Roman" style:font-name-complex="Times New Roman"/>
    </style:style>
    <style:style style:name="P14" style:parent-style-name="NoSpacing" style:family="paragraph">
      <style:text-properties style:font-name="Times New Roman" style:font-name-complex="Times New Roman"/>
    </style:style>
    <style:style style:name="P15" style:parent-style-name="NoSpacing" style:family="paragraph">
      <style:text-properties style:font-name="Times New Roman" style:font-name-complex="Times New Roman"/>
    </style:style>
    <style:style style:name="P16" style:parent-style-name="NoSpacing" style:family="paragraph">
      <style:text-properties style:font-name="Times New Roman" style:font-name-complex="Times New Roman"/>
    </style:style>
    <style:style style:name="P17" style:parent-style-name="NoSpacing" style:list-style-name="LFO1" style:family="paragraph">
      <style:paragraph-properties fo:line-height="115%"/>
      <style:text-properties style:font-name="Times New Roman" style:font-name-complex="Times New Roman"/>
    </style:style>
    <style:style style:name="P18" style:parent-style-name="NoSpacing" style:family="paragraph">
      <style:paragraph-properties fo:line-height="115%"/>
      <style:text-properties style:font-name="Times New Roman" style:font-name-complex="Times New Roman"/>
    </style:style>
    <style:style style:name="P19" style:parent-style-name="NoSpacing" style:family="paragraph">
      <style:paragraph-properties fo:line-height="115%"/>
      <style:text-properties style:font-name="Times New Roman" style:font-name-complex="Times New Roman"/>
    </style:style>
    <style:style style:name="P20" style:parent-style-name="NoSpacing" style:family="paragraph">
      <style:paragraph-properties fo:line-height="115%"/>
      <style:text-properties style:font-name="Times New Roman" style:font-name-complex="Times New Roman"/>
    </style:style>
    <style:style style:name="P21" style:parent-style-name="NoSpacing" style:list-style-name="LFO1" style:family="paragraph">
      <style:paragraph-properties fo:line-height="115%"/>
      <style:text-properties style:font-name="Times New Roman" style:font-name-complex="Times New Roman"/>
    </style:style>
    <style:style style:name="P22" style:parent-style-name="NoSpacing" style:family="paragraph">
      <style:paragraph-properties fo:line-height="115%"/>
      <style:text-properties style:font-name="Times New Roman" style:font-name-complex="Times New Roman"/>
    </style:style>
    <style:style style:name="P23" style:parent-style-name="NoSpacing" style:family="paragraph">
      <style:paragraph-properties fo:line-height="115%"/>
      <style:text-properties style:font-name="Times New Roman" style:font-name-complex="Times New Roman"/>
    </style:style>
    <style:style style:name="P24" style:parent-style-name="NoSpacing" style:family="paragraph">
      <style:text-properties style:font-name="Times New Roman" style:font-name-complex="Times New Roman"/>
    </style:style>
    <style:style style:name="P25" style:parent-style-name="NoSpacing" style:list-style-name="LFO1" style:family="paragraph">
      <style:text-properties style:font-name="Times New Roman" style:font-name-complex="Times New Roman"/>
    </style:style>
    <style:style style:name="P26" style:parent-style-name="NoSpacing" style:family="paragraph">
      <style:text-properties style:font-name="Times New Roman" style:font-name-complex="Times New Roman"/>
    </style:style>
    <style:style style:name="P27" style:parent-style-name="NoSpacing" style:family="paragraph">
      <style:text-properties style:font-name="Times New Roman" style:font-name-complex="Times New Roman"/>
    </style:style>
    <style:style style:name="P28" style:parent-style-name="NoSpacing" style:family="paragraph">
      <style:text-properties style:font-name="Times New Roman" style:font-name-complex="Times New Roman"/>
    </style:style>
    <style:style style:name="T29" style:parent-style-name="Hyperlink" style:family="text">
      <style:text-properties style:font-name="Times New Roman" style:font-name-complex="Times New Roman"/>
    </style:style>
    <style:style style:name="P30" style:parent-style-name="NoSpacing" style:family="paragraph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Project 1: Create Three Billing Alarms.</text:h>
      <text:p text:style-name="P2"><text:span text:style-name="T3">Description:</text:span><text:span text:style-name="T4"><text:s/>This project involves creating three Azure billing alarms to monitor the subscription cost.</text:span></text:p>
      <text:p text:style-name="P5"><text:span text:style-name="T6">Service Used:</text:span><text:span text:style-name="T7"><text:s/></text:span><text:span text:style-name="T8">Azure Cost Management + Billing, Azure Monitor.</text:span></text:p>
      <text:p text:style-name="NoSpacing"><text:span text:style-name="T9">Objective</text:span><text:span text:style-name="T10">:<text:s/></text:span></text:p>
      <text:p text:style-name="P11">Create billing alarm for £5</text:p>
      <text:p text:style-name="P12">Create billing alarm for £25</text:p>
      <text:p text:style-name="P13">Create billing alarm for £100</text:p>
      <text:p text:style-name="P14"/>
      <text:p text:style-name="P15">Questions.</text:p>
      <text:p text:style-name="P16"/>
      <text:list text:style-name="LFO1" text:continue-numbering="true">
        <text:list-item>
          <text:p text:style-name="P17">When a budget alert is triggered how will one know?</text:p>
        </text:list-item>
      </text:list>
      <text:p text:style-name="P18">When a budget alert is triggered, one will be notified by the email address that was provided when creating the alert.</text:p>
      <text:p text:style-name="P19"/>
      <text:p text:style-name="P20"/>
      <text:list text:style-name="LFO1" text:continue-numbering="true">
        <text:list-item>
          <text:p text:style-name="P21">What is a Azure Monitor?</text:p>
        </text:list-item>
      </text:list>
      <text:p text:style-name="P22">Azure Monitor is a solution that's been used for analysing, collecting, and responding to monitored data from the cloud and on-premise environments.</text:p>
      <text:p text:style-name="P23">In simple words, it helps to understand how the application is performing and allows one to manually and programmatically respond to the events.</text:p>
      <text:p text:style-name="P24"/>
      <text:list text:style-name="LFO1" text:continue-numbering="true">
        <text:list-item>
          <text:p text:style-name="P25">What is a Azure Cost Management + billing?</text:p>
        </text:list-item>
      </text:list>
      <text:p text:style-name="P26"/>
      <text:p text:style-name="P27"/>
      <text:p text:style-name="P28">Referred Resource:<text:s/></text:p>
      <text:p text:style-name="NoSpacing"><text:a xlink:href="https://learn.microsoft.com/en-us/azure/cost-management-billing/costs/tutorial-acm-create-budgets?tabs=psbudget#configure-actual-costs-budget-alerts" office:target-frame-name="_top" xlink:show="replace"><text:span text:style-name="T29">https://learn.microsoft.com/en-us/azure/cost-management-billing/costs/tutorial-acm-create-budgets?tabs=psbudget#configure-actual-costs-budget-alerts</text:span></text:a></text:p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reeya Dinesh Desai</meta:initial-creator>
    <dc:creator>Shreeya Dinesh Desai</dc:creator>
    <meta:creation-date>2025-07-15T17:23:00Z</meta:creation-date>
    <dc:date>2025-07-15T18:49:00Z</dc:date>
    <meta:template xlink:href="Normal" xlink:type="simple"/>
    <meta:editing-cycles>28</meta:editing-cycles>
    <meta:editing-duration>PT5160S</meta:editing-duration>
    <meta:document-statistic meta:page-count="1" meta:paragraph-count="2" meta:word-count="177" meta:character-count="1188" meta:row-count="8" meta:non-whitespace-character-count="1013"/>
  </office:meta>
</office:document-meta>
</file>